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>
            <draw:frame table:end-cell-address="Sheet1.G19" table:end-x="0.7579in" table:end-y="0.0315in" draw:z-index="0" draw:style-name="gr1" svg:width="4.1594in" svg:height="2.5531in" svg:x="0.1543in" svg:y="0.1571in">
              <draw:object draw:notify-on-update-of-ranges="Sheet1.A2:Sheet1.A4 Sheet1.B1:Sheet1.B1 Sheet1.B2:Sheet1.B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16">
          <table:table-cell table:number-columns-repeated="3"/>
        </table:table-row>
        <table:table-row table:style-name="ro1">
          <table:table-cell office:value-type="string">
            <text:p>last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6/01/2010</text:date>, <text:time>14:2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6-01T14:17:25</meta:creation-date>
    <dc:date>2010-06-01T14:21:52</dc:date>
    <dc:creator>Kohei Yoshida</dc:creator>
    <meta:editing-duration>PT4M28S</meta:editing-duration>
    <meta:editing-cycles>9</meta:editing-cycles>
    <meta:generator>OpenOffice.org/3.3$Linux OpenOffice.org_project/300m77$Build-9496</meta:generator>
    <meta:document-statistic meta:table-count="3" meta:cell-count="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66cm" svg:height="6.486cm" xlink:href=".." chart:class="chart:bar" chart:style-name="ch1">
        <chart:legend chart:legend-position="end" svg:x="8.883cm" svg:y="2.948cm" chart:style-name="ch2"/>
        <chart:plot-area chart:style-name="ch3" table:cell-range-address="Sheet1.A1:Sheet1.B4" chart:data-source-has-labels="both" svg:x="0.661cm" svg:y="0.651cm" svg:width="7.801cm" svg:height="5.286cm">
          <chart:axis chart:dimension="x" chart:name="primary-x" chart:style-name="ch4"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" chart:label-cell-address="Sheet1.B1:Sheet1.B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Value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">A</text:p>
              </table:table-cell>
              <table:table-cell office:value-type="float" office:value="1">
                <text:p text:id="Sheet1.B2:Sheet1.B4">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00m77$Build-949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